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ffffd7"/>
    </style:style>
    <style:style style:name="ce29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fedcc6"/>
    </style:style>
    <style:style style:name="ce8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fcce4"/>
    </style:style>
    <style:style style:name="ce25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edcc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29"/>
        <table:table-column table:style-name="co7" table:default-cell-style-name="ce32"/>
        <table:table-column table:style-name="co7" table:default-cell-style-name="ce8"/>
        <table:table-column table:style-name="co8" table:default-cell-style-name="Default"/>
        <table:table-column table:style-name="co5" table:number-columns-repeated="55" table:default-cell-style-name="Default"/>
        <table:table-row table:style-name="ro1">
          <table:table-cell table:style-name="Default" office:value-type="string" calcext:value-type="string">
            <text:p>game_number</text:p>
          </table:table-cell>
          <table:table-cell table:style-name="Default" office:value-type="string" calcext:value-type="string">
            <text:p>ice_type</text:p>
          </table:table-cell>
          <table:table-cell table:style-name="Default" office:value-type="string" calcext:value-type="string">
            <text:p>arena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home_sponsor_name</text:p>
          </table:table-cell>
          <table:table-cell table:style-name="Default"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9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9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1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1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6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6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8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8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Sep 18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3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3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5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25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3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30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30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2 2020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2 2020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Oct 2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7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7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9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9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14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6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14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6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6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6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1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7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1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3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3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8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8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Big Rig Brewery</text:p>
          </table:table-cell>
          <table:table-cell table:style-name="ce27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30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8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30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8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Oct 30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4 2020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4 2020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6 2020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9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6 2020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9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6 2020</text:p>
          </table:table-cell>
          <table:table-cell table:style-name="ce10" office:value-type="string" calcext:value-type="string">
            <text:p>11:30 PM</text:p>
          </table:table-cell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1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0</text:p>
          </table:table-cell>
          <table:table-cell table:style-name="ce25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1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0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3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3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13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0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2"/>
          <table:table-cell table:style-name="ce5"/>
          <table:table-cell table:number-columns-repeated="4"/>
          <table:table-cell table:style-name="ce5"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8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8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0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0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1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5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5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7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7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27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2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2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4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4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3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9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9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number-columns-repeated="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1 2020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1 2020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Dec 11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6 2020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6 2020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8 2020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8 2020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15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6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6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8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8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3 2021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17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3 2021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5 2021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5 2021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7"/>
          <table:table-cell table:style-name="ce5"/>
          <table:table-cell table:number-columns-repeated="5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0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0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2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2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8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7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9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7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9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9 2021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9 2021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Jan 29 2021</text:p>
          </table:table-cell>
          <table:table-cell table:style-name="ce10" office:value-type="string" calcext:value-type="string">
            <text:p>11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3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3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5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5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0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0 2021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10 2021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2 2021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12 2021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Feb 12 2021</text:p>
          </table:table-cell>
          <table:table-cell table:style-name="ce10" office:value-type="string" calcext:value-type="string">
            <text:p>11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7 2021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7 2021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9 2021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9 2021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2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4 2021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4 2021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6 2021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23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6 2021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23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Mar 3 2021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Mar 3 2021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Mar 5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Mar 5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number-columns-repeated="5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0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0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2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2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7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2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7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2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9 2021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9 2021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4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3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4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3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6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26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Mar 26 2021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31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31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Apr 2 2021</text:p>
          </table:table-cell>
          <table:table-cell table:style-name="ce13" office:value-type="string" calcext:value-type="string">
            <text:p>4:00 PM</text:p>
          </table:table-cell>
          <table:table-cell table:style-name="ce4"/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Apr 2 2021</text:p>
          </table:table-cell>
          <table:table-cell table:style-name="ce13" office:value-type="string" calcext:value-type="string">
            <text:p>5:00 PM</text:p>
          </table:table-cell>
          <table:table-cell table:style-name="ce4"/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Apr 2 2021</text:p>
          </table:table-cell>
          <table:table-cell table:style-name="ce13" office:value-type="string" calcext:value-type="string">
            <text:p>6:00 PM</text:p>
          </table:table-cell>
          <table:table-cell table:style-name="ce4"/>
          <table:table-cell table:style-name="ce4" office:value-type="string" calcext:value-type="string">
            <text:p>Fifth</text:p>
          </table:table-cell>
          <table:table-cell table:style-name="ce4"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Apr 2 2021</text:p>
          </table:table-cell>
          <table:table-cell table:style-name="ce13" office:value-type="string" calcext:value-type="string">
            <text:p>7:00 PM</text:p>
          </table:table-cell>
          <table:table-cell table:style-name="ce4"/>
          <table:table-cell table:number-columns-repeated="2" table:style-name="ce4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8:58:14.517231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23T23:04:55.992011677</dc:date>
    <meta:editing-duration>P1DT6H3M14S</meta:editing-duration>
    <meta:editing-cycles>76</meta:editing-cycles>
    <meta:generator>LibreOffice/6.3.5.2$MacOSX_X86_64 LibreOffice_project/dd0751754f11728f69b42ee2af66670068624673</meta:generator>
    <meta:document-statistic meta:table-count="1" meta:cell-count="1110" meta:object-count="0"/>
  </office:meta>
</office:document-meta>
</file>